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Welcome To Akash Gopinath’s Website</text:title></text:p>
      <text:p text:style-name="OrgTitle"/>
      <text:p text:style-name="OrgSubtitle"><text:initial-creator>Akash Gopinath</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0bfd996">Home</text:a></text:p>
          <text:p text:style-name="Contents_20_1"><text:a xlink:type="simple" xlink:href="#org3817e57">Course Notes</text:a></text:p>
          <text:p text:style-name="Contents_20_2"><text:a xlink:type="simple" xlink:href="#orgc2b7ded">First Year</text:a></text:p>
          <text:p text:style-name="Contents_20_2"><text:a xlink:type="simple" xlink:href="#orgea7d7e7">Second Year</text:a></text:p>
          <text:p text:style-name="Contents_20_3"><text:a xlink:type="simple" xlink:href="#orgf0ed76b">Semester 1</text:a></text:p>
        </text:index-body>
      </text:table-of-content>
      <text:h text:style-name="Heading_20_1_unnumbered" text:outline-level="1" text:is-list-header="true">
<text:bookmark-start text:name="OrgXref.org0bfd996"/>
<text:bookmark text:name="org0bfd996"/>Home
<text:bookmark-end text:name="OrgXref.org0bfd996"/></text:h>
      <text:p text:style-name="Text_20_body">Welcome to my webspace. My name is Akash Gopinath. I am a second year math student studying the <text:a xlink:type="simple" xlink:href="https://www.york.ac.uk/study/undergraduate/courses/mmath-mathematics/">MMath Mathematics</text:a> integrated masters degree at degree at University of York.
</text:p>
      <text:p text:style-name="Text_20_body">This website is mainly for personal use and serves as a hub for storing and hosting my mathematics notes, CV etc and for me to experiment more with org mode. This website is not likely going to contain anything of interest to the general audience.
</text:p>
      <text:h text:style-name="Heading_20_1_unnumbered" text:outline-level="1" text:is-list-header="true">
<text:bookmark-start text:name="OrgXref.org3817e57"/>
<text:bookmark text:name="org3817e57"/>Course Notes
<text:bookmark-end text:name="OrgXref.org3817e57"/></text:h>
      <text:p text:style-name="Text_20_body">This section contains links to the various courses I have taken throughout my degree. There will be section that are incomplete/not added but I will complete them in due time as I polish my notes more and more.
</text:p>
      <text:p text:style-name="Text_20_body">Further I will add more and more course notes as I complete my notes on them so this is <text:span text:style-name="Bold">NOT an exhaustive list</text:span> of all the courses I have taken.
</text:p>
      <text:p text:style-name="Text_20_body">These are not official notes provided by the university and there might be some mistakes. If the reader finds any please email me at <text:a xlink:type="simple" xlink:href="mailto:ag1884@york.a.uk">ag1884@york.ac.uk</text:a>
</text:p>
      <text:h text:style-name="Heading_20_2_unnumbered" text:outline-level="2" text:is-list-header="true">
<text:bookmark-start text:name="OrgXref.orgc2b7ded"/>
<text:bookmark text:name="orgc2b7ded"/>First Year
<text:bookmark-end text:name="OrgXref.orgc2b7ded"/></text:h>
      <text:list text:style-name="OrgBulletedList" text:continue-numbering="false">
        <text:list-item>
          <text:p text:style-name="Text_20_body"><text:a xlink:type="simple" xlink:href=".././ips.org">Introduction to Probability and Statistics</text:a>
</text:p>
        </text:list-item>
      </text:list>
      <text:h text:style-name="Heading_20_2_unnumbered" text:outline-level="2" text:is-list-header="true">
<text:bookmark-start text:name="OrgXref.orgea7d7e7"/>
<text:bookmark text:name="orgea7d7e7"/>Second Year
<text:bookmark-end text:name="OrgXref.orgea7d7e7"/></text:h>
      <text:h text:style-name="Heading_20_3_unnumbered" text:outline-level="3" text:is-list-header="true">
<text:bookmark-start text:name="OrgXref.orgf0ed76b"/>
<text:bookmark text:name="orgf0ed76b"/>Semester 1
<text:bookmark-end text:name="OrgXref.orgf0ed76b"/></text:h>
      <text:list text:style-name="OrgBulletedList" text:continue-numbering="false">
        <text:list-item>
          <text:p text:style-name="Text_20_body"><text:a xlink:type="simple" xlink:href=".././metric-spaces.org">Metric Spaces</text:a>
</text:p>
        </text:list-item>
        <text:list-item>
          <text:p text:style-name="Text_20_body"><text:a xlink:type="simple" xlink:href=".././classical-dynamics.org">Classical Dynamics</text:a>
</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Akash Gopinath</dc:creator>
    <meta:initial-creator>Akash Gopinath</meta:initial-creator>
    <dc:date>2024-02-04T23:13:05</dc:date>
    <meta:creation-date>2024-02-04T23:13:05</meta:creation-date>
    <meta:generator>Emacs 29.2 (Org mode 9.7)</meta:generator>
    <meta:keyword/>
    <dc:subject>Official Site of Akash Gopinath, Math Student</dc:subject>
    <dc:title>Welcome To Akash Gopinath’s Website</dc:title>
  </office:meta>
</office:document-meta>
</file>